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5ffd5"/>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5ffd5" officeooo:paragraph-rsid="0005ffd5"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5ffd5" officeooo:paragraph-rsid="0005ffd5"/>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officeooo:paragraph-rsid="0005ffd5"/>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5ffd5" officeooo:paragraph-rsid="0005ffd5" style:font-weight-asian="bold" style:font-weight-complex="bold"/>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2"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5ffd5"/>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5ffd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Name: Josiah Kowalski <text:tab/><text:tab/><text:tab/> <text:s text:c="25"/>[<text:span text:style-name="T4">Assignment 08.05 Constructors with Parameters</text:span>]</text:p>
        <text:p text:style-name="P9"><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9"><text:span text:style-name="T3">.</text:span><text:span text:style-name="T2">Insert your pseudocode here:</text:span></text:p>
        <text:p text:style-name="P10">/**</text:p>
        <text:p text:style-name="P10"><text:s/>* Calculates the fuel economy of my car for one tank</text:p>
        <text:p text:style-name="P10"><text:s/>*</text:p>
        <text:p text:style-name="P10"><text:s/>* @author Josiah Kowalski</text:p>
        <text:p text:style-name="P10"><text:s/>* @version 1/4/20</text:p>
        <text:p text:style-name="P10"><text:s/>*/</text:p>
        <text:p text:style-name="P10">public class CarV5 </text:p>
        <text:p text:style-name="P10"/>
        <text:p text:style-name="P10"><text:s text:c="4"/>// private variables </text:p>
        <text:p text:style-name="P10"><text:s text:c="4"/>private String myCarType</text:p>
        <text:p text:style-name="P10"><text:s text:c="4"/>private int myStartMiles, myEndMiles</text:p>
        <text:p text:style-name="P10"><text:s text:c="4"/>private double myGallonsUsed, myPricePerGallon</text:p>
        <text:p text:style-name="P10"/>
        <text:p text:style-name="P10"><text:s text:c="4"/>CarV5(String type, int sMiles, int eMiles, double gallons, double gallonPrice) </text:p>
        <text:p text:style-name="P10"><text:tab/><text:tab/>myCarType = type</text:p>
        <text:p text:style-name="P10"><text:tab/><text:tab/>myStartMiles = sMiles</text:p>
        <text:p text:style-name="P10"><text:tab/><text:tab/>myEndMiles = eMiles</text:p>
        <text:p text:style-name="P10"><text:tab/><text:tab/>myGallonsUsed = gallons</text:p>
        <text:p text:style-name="P10"><text:tab/><text:tab/>myPricePerGallon = gallonPrice</text:p>
        <text:p text:style-name="P10"><text:tab/></text:p>
        <text:p text:style-name="P10"/>
        <text:p text:style-name="P10"><text:tab/>// calculates the distance driven</text:p>
        <text:p text:style-name="P10"><text:soft-page-break/><text:s text:c="4"/>public int calcDistance() </text:p>
        <text:p text:style-name="P10"><text:s text:c="4"/></text:p>
        <text:p text:style-name="P10"><text:tab/><text:tab/>return myEndMiles - myStartMiles</text:p>
        <text:p text:style-name="P10"><text:tab/></text:p>
        <text:p text:style-name="P10"/>
        <text:p text:style-name="P10"><text:tab/>// calculates the miles per gallon</text:p>
        <text:p text:style-name="P10"><text:tab/>public double calcMPG(int dist) </text:p>
        <text:p text:style-name="P10"><text:tab/><text:tab/>return dist / myGallonsUsed</text:p>
        <text:p text:style-name="P10"><text:tab/></text:p>
        <text:p text:style-name="P10"/>
        <text:p text:style-name="P10"><text:tab/>// calculates gallons per mile</text:p>
        <text:p text:style-name="P10"><text:tab/>public double calcGPM(int dist) </text:p>
        <text:p text:style-name="P10"><text:tab/><text:tab/>return myGallonsUsed / dist</text:p>
        <text:p text:style-name="P10"><text:tab/></text:p>
        <text:p text:style-name="P10"/>
        <text:p text:style-name="P10"><text:s text:c="4"/>// calculates total cost</text:p>
        <text:p text:style-name="P10"><text:tab/>public double totalCost() </text:p>
        <text:p text:style-name="P10"><text:tab/><text:tab/>return myPricePerGallon * myGallonsUsed</text:p>
        <text:p text:style-name="P10"><text:s text:c="4"/></text:p>
        <text:p text:style-name="P10"><text:s text:c="4"/></text:p>
        <text:p text:style-name="P10"><text:s text:c="4"/>public static void main(String[] args) </text:p>
        <text:p text:style-name="P10"><text:s text:c="4"/></text:p>
        <text:p text:style-name="P10"><text:tab/><text:tab/>int startMiles1 = 138242, endMiles1 = 138558, dist1 <text:s text:c="3"/>// 316 miles</text:p>
        <text:p text:style-name="P10"><text:tab/><text:tab/>double gals1 = 10.2, pricePerGallon1 = 2.59, mPG1, gPM1, totalCost1</text:p>
        <text:p text:style-name="P10"><text:tab/><text:tab/>String carType1 = "Chevy Cobalt 2010"</text:p>
        <text:p text:style-name="P10"><text:soft-page-break/></text:p>
        <text:p text:style-name="P10"><text:tab/><text:tab/>// new car1 object</text:p>
        <text:p text:style-name="P10"><text:tab/><text:tab/>CarV5 car1 = new CarV5(carType1, startMiles1, endMiles1, gals1, pricePerGallon1)</text:p>
        <text:p text:style-name="P10"/>
        <text:p text:style-name="P10"><text:tab/><text:tab/>dist1 = car1.calcDistance()</text:p>
        <text:p text:style-name="P10"><text:s text:c="8"/>mPG1 = car1.calcMPG(dist1)</text:p>
        <text:p text:style-name="P10"><text:s text:c="8"/>gPM1 = car1.calcGPM(dist1)</text:p>
        <text:p text:style-name="P10"><text:s text:c="8"/>totalCost1 = car1.totalCost()</text:p>
        <text:p text:style-name="P10"/>
        <text:p text:style-name="P10"><text:tab/><text:tab/>System.out.printf("%72s%n", "Gas Mileage Calculations")</text:p>
        <text:p text:style-name="P10"><text:tab/><text:tab/>System.out.printf("%13s%23s%13s%12s%11s%9s%8s%13s%13s%n", "Type of Car", "Start Miles", "End Miles", "Distance",</text:p>
        <text:p text:style-name="P10"><text:tab/><text:tab/><text:tab/><text:tab/>"Gallons", "Price", "Cost", "Miles/Gal", "Gal/Mile")</text:p>
        <text:p text:style-name="P10"><text:tab/><text:tab/>System.out.println("========================================================================================" +</text:p>
        <text:p text:style-name="P10"><text:tab/><text:tab/><text:tab/><text:tab/>"=============================")</text:p>
        <text:p text:style-name="P10"><text:tab/><text:tab/>System.out.printf("%13s%16d%14d%12d%11.1f%10.2f%9.2f%10.1f%14.3f%n",</text:p>
        <text:p text:style-name="P10"><text:tab/><text:tab/><text:tab/><text:tab/>carType1, startMiles1, endMiles1, dist1, gals1, pricePerGallon1, totalCost1, mPG1, gPM1)</text:p>
        <text:p text:style-name="P10"><text:tab/></text:p>
        <text:p text:style-name="P10"/>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1"/>
        <text:p text:style-name="P9"><text:soft-page-break/><text:span text:style-name="T2">Insert a copy of your code from the IDE here:</text:span></text:p>
        <text:p text:style-name="P3">/**</text:p>
        <text:p text:style-name="P3"><text:s/>* Calculates the fuel economy of my car for one tank</text:p>
        <text:p text:style-name="P3"><text:s/>*</text:p>
        <text:p text:style-name="P3"><text:s/>* @author Josiah Kowalski</text:p>
        <text:p text:style-name="P3"><text:s/>* @version 1/4/20</text:p>
        <text:p text:style-name="P3"><text:s/>*/</text:p>
        <text:p text:style-name="P3">public class CarV5 </text:p>
        <text:p text:style-name="P3">{</text:p>
        <text:p text:style-name="P3"><text:s text:c="4"/>// private variables </text:p>
        <text:p text:style-name="P3"><text:s text:c="4"/>private String myCarType;</text:p>
        <text:p text:style-name="P3"><text:s text:c="4"/>private int myStartMiles, myEndMiles;</text:p>
        <text:p text:style-name="P3"><text:s text:c="4"/>private double myGallonsUsed, myPricePerGallon;</text:p>
        <text:p text:style-name="P3"/>
        <text:p text:style-name="P3"><text:s text:c="4"/>CarV5(String type, int sMiles, int eMiles, double gallons, double gallonPrice) {</text:p>
        <text:p text:style-name="P3"><text:tab/><text:tab/>myCarType = type;</text:p>
        <text:p text:style-name="P3"><text:tab/><text:tab/>myStartMiles = sMiles;</text:p>
        <text:p text:style-name="P3"><text:tab/><text:tab/>myEndMiles = eMiles;</text:p>
        <text:p text:style-name="P3"><text:tab/><text:tab/>myGallonsUsed = gallons;</text:p>
        <text:p text:style-name="P3"><text:tab/><text:tab/>myPricePerGallon = gallonPrice;</text:p>
        <text:p text:style-name="P3"><text:tab/>}</text:p>
        <text:p text:style-name="P3"/>
        <text:p text:style-name="P3"><text:tab/>// calculates the distance driven</text:p>
        <text:p text:style-name="P3"><text:s text:c="4"/>public int calcDistance() </text:p>
        <text:p text:style-name="P3"><text:s text:c="4"/>{</text:p>
        <text:p text:style-name="P3"><text:tab/><text:tab/>return myEndMiles - myStartMiles;</text:p>
        <text:p text:style-name="P3"><text:tab/>}</text:p>
        <text:p text:style-name="P3"/>
        <text:p text:style-name="P3"><text:tab/>// calculates the miles per gallon</text:p>
        <text:p text:style-name="P3"><text:tab/>public double calcMPG(int dist) {</text:p>
        <text:p text:style-name="P3"><text:tab/><text:tab/>return dist / myGallonsUsed;</text:p>
        <text:p text:style-name="P3"><text:tab/>}</text:p>
        <text:p text:style-name="P3"/>
        <text:p text:style-name="P3"><text:tab/>// calculates gallons per mile</text:p>
        <text:p text:style-name="P3"><text:tab/>public double calcGPM(int dist) {</text:p>
        <text:p text:style-name="P3"><text:soft-page-break/><text:tab/><text:tab/>return myGallonsUsed / dist;</text:p>
        <text:p text:style-name="P3"><text:tab/>}</text:p>
        <text:p text:style-name="P3"/>
        <text:p text:style-name="P3"><text:s text:c="4"/>// calculates total cost</text:p>
        <text:p text:style-name="P3"><text:tab/>public double totalCost() {</text:p>
        <text:p text:style-name="P3"><text:tab/><text:tab/>return myPricePerGallon * myGallonsUsed;</text:p>
        <text:p text:style-name="P3"><text:s text:c="4"/>}</text:p>
        <text:p text:style-name="P3"><text:s text:c="4"/></text:p>
        <text:p text:style-name="P3"><text:s text:c="4"/>public static void main(String[] args) </text:p>
        <text:p text:style-name="P3"><text:s text:c="4"/>{</text:p>
        <text:p text:style-name="P3"><text:tab/><text:tab/>int startMiles1 = 138242, endMiles1 = 138558, dist1; <text:s text:c="3"/>// 316 miles</text:p>
        <text:p text:style-name="P3"><text:tab/><text:tab/>double gals1 = 10.2, pricePerGallon1 = 2.59, mPG1, gPM1, totalCost1;</text:p>
        <text:p text:style-name="P3"><text:tab/><text:tab/>String carType1 = "Chevy Cobalt 2010";</text:p>
        <text:p text:style-name="P3"/>
        <text:p text:style-name="P3"><text:tab/><text:tab/>// new car1 object</text:p>
        <text:p text:style-name="P3"><text:tab/><text:tab/>CarV5 car1 = new CarV5(carType1, startMiles1, endMiles1, gals1, pricePerGallon1);</text:p>
        <text:p text:style-name="P3"/>
        <text:p text:style-name="P3"><text:tab/><text:tab/>dist1 = car1.calcDistance();</text:p>
        <text:p text:style-name="P3"><text:s text:c="8"/>mPG1 = car1.calcMPG(dist1);</text:p>
        <text:p text:style-name="P3"><text:s text:c="8"/>gPM1 = car1.calcGPM(dist1);</text:p>
        <text:p text:style-name="P3"><text:s text:c="8"/>totalCost1 = car1.totalCost();</text:p>
        <text:p text:style-name="P3"/>
        <text:p text:style-name="P3"><text:tab/><text:tab/>System.out.printf("%72s%n", "Gas Mileage Calculations");</text:p>
        <text:p text:style-name="P3"><text:tab/><text:tab/>System.out.printf("%13s%23s%13s%12s%11s%9s%8s%13s%13s%n", "Type of Car", "Start Miles", "End Miles", "Distance",</text:p>
        <text:p text:style-name="P3"><text:tab/><text:tab/><text:tab/><text:tab/>"Gallons", "Price", "Cost", "Miles/Gal", "Gal/Mile");</text:p>
        <text:p text:style-name="P3"><text:tab/><text:tab/>System.out.println("========================================================================================" +</text:p>
        <text:p text:style-name="P3"><text:tab/><text:tab/><text:tab/><text:tab/>"=============================");</text:p>
        <text:p text:style-name="P3"><text:tab/><text:tab/>System.out.printf("%13s%16d%14d%12d%11.1f%10.2f%9.2f%10.1f%14.3f%n",</text:p>
        <text:p text:style-name="P3"><text:tab/><text:tab/><text:tab/><text:tab/>carType1, startMiles1, endMiles1, dist1, gals1, pricePerGallon1, totalCost1, mPG1, gPM1);</text:p>
        <text:p text:style-name="P3"><text:tab/>}</text:p>
        <text:p text:style-name="P3">}</text:p>
        <text:p text:style-name="P7"><text:soft-page-break/><text:span text:style-name="T2">Part Three:</text:span><text:span text:style-name="T3"> Complete the Post Mortem Review (PMR). Write thoughtful two to three sentence responses to all the questions in the PMR chart. </text:span></text:p>
        <text:p text:style-name="P7"><text:span text:style-name="T3"/></text:p>
        <table:table table:name="Table1" table:style-name="Table1">
          <table:table-column table:style-name="Table1.A"/>
          <table:table-column table:style-name="Table1.B"/>
          <table:table-row table:style-name="Table1.1">
            <table:table-cell table:style-name="Table1.A1" office:value-type="string">
              <text:p text:style-name="P8"><text:span text:style-name="T2">Review Question</text:span></text:p>
            </table:table-cell>
            <table:table-cell table:style-name="Table1.A1" office:value-type="string">
              <text:p text:style-name="P8"><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add on to the last and add the gas price and total cost.</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Again this program could be a fuel economy calcul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had was getting the order right in the object.</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a not default constructor. </text:p>
            </table:table-cell>
          </table:table-row>
        </table:table>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4T19:02:40.518116381</dc:date>
    <meta:editing-cycles>9</meta:editing-cycles>
    <meta:editing-duration>PT6M23S</meta:editing-duration>
    <meta:document-statistic meta:table-count="1" meta:image-count="0" meta:object-count="0" meta:page-count="6" meta:paragraph-count="131" meta:word-count="638" meta:character-count="5041" meta:non-whitespace-character-count="4198"/>
    <meta:generator>LibreOffice/5.2.7.2$Linux_AARCH64 LibreOffice_project/20m0$Build-2</meta:generator>
    <meta:user-defined meta:name="Company">FLVS</meta:user-defined>
    <meta:user-defined meta:name="Operator">JOSIAH KOWALSKI</meta:user-defined>
  </office:meta>
</office:document-meta>
</file>